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style:font-name="Nimbus Sans L" fo:font-size="10pt" fo:font-weight="bold" style:font-size-asian="10pt" style:font-weight-asian="bold" style:font-size-complex="10pt" style:font-weight-complex="bold"/>
    </style:style>
    <style:style style:name="P2" style:family="paragraph" style:parent-style-name="Standard">
      <style:text-properties style:font-name="Nimbus Sans L" fo:font-size="10pt" fo:font-weight="normal" style:font-size-asian="10pt" style:font-weight-asian="normal" style:font-size-complex="10pt" style:font-weight-complex="normal"/>
    </style:style>
    <style:style style:name="P3" style:family="paragraph" style:parent-style-name="Standard">
      <style:text-properties style:use-window-font-color="true" style:font-name="Nimbus Sans L" fo:font-size="10pt" fo:font-weight="normal" style:font-size-asian="10pt" style:font-weight-asian="normal" style:font-size-complex="10pt" style:font-weight-complex="normal"/>
    </style:style>
    <style:style style:name="P4" style:family="paragraph" style:parent-style-name="Standard">
      <style:text-properties style:font-name="Nimbus Sans L" fo:font-size="10pt" style:font-size-asian="10pt" style:font-size-complex="10pt"/>
    </style:style>
    <style:style style:name="P5" style:family="paragraph" style:parent-style-name="Standard">
      <style:text-properties fo:color="#00ae00" style:font-name="Nimbus Sans L" fo:font-size="10pt" fo:font-weight="normal" style:font-size-asian="10pt" style:font-weight-asian="normal" style:font-size-complex="10pt" style:font-weight-complex="normal"/>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ODEL CHANGES</text:p>
      <text:p text:style-name="P1"/>
      <text:p text:style-name="P1"/>
      <text:p text:style-name="P1">TARGET</text:p>
      <text:p text:style-name="P2">- Change class documentation of TargetGroup = General grouping system for Target. It can be used to represent a protein family.</text:p>
      <text:p text:style-name="P2">- Change class documentation of Project= The project groups a list of targets together. It may be used to represent a different kind of grouping for targets than TargetGroup. It could groups targets that are not related by their properties.</text:p>
      <text:p text:style-name="P2">- Change class name TargetStatus to Status and Status to TargetStatus. <text:span text:style-name="T1">TargetStatus can be put in another package called “Classifications” with ExperimentType &amp; SampleCategory.</text:span></text:p>
      <text:p text:style-name="P3">- TargetStatus can have a namingSystem (mandatory, default = “default”) attribute to be able to customize the classification, and an order attribute to keep track of the order of the classification. </text:p>
      <text:p text:style-name="P3"/>
      <text:p text:style-name="P2">- ? - Add link between <text:span text:style-name="T1">Target &amp; Organisation or Target &amp; Group or Target &amp; Person (discussion “person to TargetGroup &amp; Project links”)</text:span></text:p>
      <text:p text:style-name="P2">- ? - Check links from Molecule to Target: both are 0..1 on the target end, so that a single molecule can only ever be associated with a single target. Can we really enforce that no two groups or molecule tracking systems will ever, ever, choose to target the same molecule? <text:span text:style-name="T1">Is a target can be a sugar? If yes, there is a problem with the new link names between Target &amp; Molecule. (email sent 13/03/2006)</text:span></text:p>
      <text:p text:style-name="P3"/>
      <text:p text:style-name="P3"/>
      <text:p text:style-name="P2"><text:span text:style-name="T2">CITATION</text:span><text:line-break/>- Add attr doi in Citation class: <text:a xlink:type="simple" xlink:href="http://doi.ieeecomputersociety.org/10.1109/MS.2005.134">http://doi.ieeecomputersociety.org/10.1109/MS.2005.134</text:a></text:p>
      <text:p text:style-name="P2">- ? -<text:span text:style-name="T1"> Add link between Citation and Annotation. We can use link to AppDataString to store associated pdf files. If we use AppDataString, we do not need to change the data model. Is AppDataString ready to use in pims? (email sent 13/03/2006)</text:span></text:p>
      <text:p text:style-name="P1"/>
      <text:p text:style-name="P2"/>
      <text:p text:style-name="P4"><text:span text:style-name="T2">ANNOTATION</text:span> </text:p>
      <text:p text:style-name="P4">- ? - Add optional attribute Annotation.mimeType. Should it be an open enumeration?</text:p>
      <text:p text:style-name="P4">- ? - Rename MolFeature (linked to Molecule.MolResidue) to MolResFeature</text:p>
      <text:p text:style-name="P4">- ? - Move RefSampleComponent.MolCompFeature to Annotation and create a link to Molecule.Molecule that can then be used to describe features of the Target.</text:p>
      <text:p text:style-name="P4">- ? - What is the reason behind the Annotation class? What kinds of annotations are needed that must have their own external files, that cannot be given in a (large) text field? Or if this is for some kind of image (which), why 'Annotation'? </text:p>
      <text:p text:style-name="P4"/>
      <text:p text:style-name="P4">- <text:span text:style-name="T3">For info</text:span>: Url actually does not represent a complete file path, but rather a directory or site. The idea is that file paths are split in two: an absolute Url that indicates a sort of base address (class Url), and a path relative to the base address (in Annotation or DataLocation). In that way it becomes easier to move data around, since you only change the base address when you are e.g. moving a directory tree with thousands of images, or moving your ChemComp server to a different Url, instead of having to change each individual file path.</text:p>
      <text:p text:style-name="P4"/>
      <text:p text:style-name="P4"/>
      <text:p text:style-name="P1">EXPERIMENT </text:p>
      <text:p text:style-name="P4">- Experiment.InputSample.role - should be predefined list with possibility to add <text:s/>new values. </text:p>
      <text:p text:style-name="P2">- Experiment.Experiment.status - should be a list of predefined values </text:p>
      <text:p text:style-name="P2"/>
      <text:p text:style-name="P2"/>
      <text:p text:style-name="P1">SPOT</text:p>
      <text:p text:style-name="P2">The spot scoreboard is by target. We have to offer alternative views on the same data, perhaps including "target scoreboard" and "construct scoreboard". There is no problem with shipping an "SSPF View" and an "MSPI View" of the same database.</text:p>
      <text:p text:style-name="P2"/>
      <text:p text:style-name="P2">On thing that the meeting on Thursday must clarify is the meaning of "construct".</text:p>
      <text:p text:style-name="P2">Does it mean a plasmid, or does it always contain just one ORF, or part thereof?</text:p>
      <text:p text:style-name="P2">If the former, then a construct is for an ExpBlueprint, or something like it - a group of parts of ORFs. So the target view and construct view are unified at a lower level.</text:p>
      <text:p text:style-name="P2"/>
      <text:p text:style-name="P2">Another decision that must be taken is what is the raw data on progress.</text:p>
      <text:p text:style-name="P2">It seems to me that the answer is that an experiment is annotated with the comment that this experimental result was a successful completion of a "stage", e.g. purification. This record can then be reflected in a change in the scoreboards, for the target(s), construct(s), and complex(es) involved in the experiment.</text:p>
      <text:p text:style-name="P2"/>
      <text:p text:style-name="P2">We had hoped that we could automatically update the scoreboards when an experiment is marked as successful.</text:p>
      <text:p text:style-name="P2">I currently feel that the decision "purification is complete" is a scientific judgment separate from "this purification experiment succeeded", and should need a discrete act in the UI. However, that's a separate question.</text:p>
      <text:p text:style-name="P2"/>
      <text:p text:style-name="P2">Summary:</text:p>
      <text:p text:style-name="P2">The spot construct is represented by ExpBlueprint with one BlueprintComponent that is linked:</text:p>
      <text:p text:style-name="P2"><text:s text:c="2"/>1) to the Target - where target_prot_start and target_prot_end is stored in approxBeginSeqId &amp; approxEndSeqId of BlueprintComponent</text:p>
      <text:p text:style-name="P2"><text:s text:c="2"/>2) to the DNA Molecule (or MolComponent - related to another discussion on how to represent a molecule sequence) that represents the construct [dna_seq]</text:p>
      <text:p text:style-name="P2"><text:s text:c="2"/>3) and to all the Molecules associated to this construct (testMolecules link from BlueprintComponent to Molecule) [forward_tag,</text:p>
      <text:p text:style-name="P2">reverse_tag, fwd_primer, rev_primer, expressed_prot, final_prot] </text:p>
      <text:p text:style-name="P2">The other attributes from the spot construct table are going to be represented as ParameterDefinition under a Protocol called "SPOT</text:p>
      <text:p text:style-name="P2">Construct Design" and their values are going to be stored in Parameter under a specific Experiment.</text:p>
      <text:p text:style-name="P2"/>
      <text:p text:style-name="P2">Legend:</text:p>
      <text:p text:style-name="P2">-?- problematic attributes that find no mapping to current data model.</text:p>
      <text:p text:style-name="P2">+ new attributes that should be added into current data model.</text:p>
      <text:p text:style-name="P2">- removed attributes from current data model.</text:p>
      <text:p text:style-name="P2"/>
      <text:p text:style-name="P2">### spot.target = ccp.Target.Target</text:p>
      <text:p text:style-name="P2"/>
      <text:p text:style-name="P5">### spot.construct = ccp.ExpBlueprint.ExpBlueprint</text:p>
      <text:p text:style-name="P5">- status</text:p>
      <text:p text:style-name="P2"/>
      <text:p text:style-name="P2">### spot.construct_milestone = ccp.Experiment.Experiment</text:p>
      <text:p text:style-name="P2"/>
      <text:p text:style-name="P5">### NEW CLASS: ccp.ExpBlueprint.BlueprintStatus</text:p>
      <text:p text:style-name="P5">+ many-to-one [1] to ExpBlueprint</text:p>
      <text:p text:style-name="P5">+ many-to-one [1] to Status (currently TargetStatus but will be change</text:p>
      <text:p text:style-name="P5">to Status)</text:p>
      <text:p text:style-name="P5">+ many-to-one [0..1] to Experiment</text:p>
      <text:p text:style-name="P2"/>
      <text:p text:style-name="P5">### spot.scoreboard_stage = NEW CLASS: ccp.Target.Scoreboard</text:p>
      <text:p text:style-name="P5">+ many-to-many to Status</text:p>
      <text:p text:style-name="P5">+ namingSystem</text:p>
      <text:p text:style-name="P5">+ name</text:p>
      <text:p text:style-name="P5">+ details</text:p>
      <text:p text:style-name="P2"/>
      <text:p text:style-name="P2">### spot.milestone_type = ccp.Target.Status (currently TargetStatus but will be change to Status)</text:p>
      <text:p text:style-name="P2"/>
      <text:p text:style-name="P2">### spot.protocol = ccp.Protocol.Protocol</text:p>
      <text:p text:style-name="P2"/>
      <text:p text:style-name="P2">### spot.result_files = ccp.Annotation.Annotation that has a many-to-many link to Experiment</text:p>
      <text:p text:style-name="P2"/>
      <text:p text:style-name="P2">### spot.result_values = ccp.Experiment.Parameter</text:p>
      <text:p text:style-name="P2"/>
      <text:p text:style-name="P2">### spot.person = NO</text:p>
      <text:p text:style-name="P2"/>
      <text:p text:style-name="P2">### spot.security_level = N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16T10:30:31</meta:creation-date>
    <dc:date>2006-05-08T12:14:11</dc:date>
    <dc:language>en-US</dc:language>
    <meta:editing-cycles>144</meta:editing-cycles>
    <meta:editing-duration>P2DT3H29M15S</meta:editing-duration>
    <meta:user-defined meta:name="Info 1"/>
    <meta:user-defined meta:name="Info 2"/>
    <meta:user-defined meta:name="Info 3"/>
    <meta:user-defined meta:name="Info 4"/>
    <meta:document-statistic meta:table-count="0" meta:image-count="0" meta:object-count="0" meta:page-count="2" meta:paragraph-count="60" meta:word-count="912" meta:character-count="6002"/>
  </office:meta>
</office:document-meta>
</file>